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tra Mono" svg:font-family="'Mitra Mono'" style:font-pitch="fixed"/>
    <style:font-face style:name="Nikosh" svg:font-family="Nikosh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alpurush" fo:font-size="18pt" style:font-size-asian="18pt" style:font-name-complex="Kalpurush" style:font-size-complex="18pt"/>
    </style:style>
    <style:style style:name="P2" style:family="paragraph" style:parent-style-name="Standard">
      <style:text-properties style:font-name="Kalpurush" fo:font-size="18pt" style:font-size-asian="18pt" style:font-name-complex="Kalpurush" style:font-size-complex="18pt"/>
    </style:style>
    <style:style style:name="P3" style:family="paragraph" style:parent-style-name="Standard">
      <style:text-properties style:font-name="Kalpurush" fo:font-size="18pt" officeooo:paragraph-rsid="00188686" style:font-size-asian="18pt" style:font-name-complex="Kalpurush" style:font-size-complex="18pt"/>
    </style:style>
    <style:style style:name="P4" style:family="paragraph" style:parent-style-name="Standard">
      <style:text-properties style:font-name="Kalpurush" fo:font-size="18pt" officeooo:paragraph-rsid="001a4cb3" style:font-size-asian="18pt" style:font-name-complex="Kalpurush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Kalpurush" fo:font-size="26pt" officeooo:paragraph-rsid="001f9747" style:font-size-asian="26pt" style:font-name-complex="Kalpurush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officeooo:rsid="00216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নাটুয়ারপাড়ার সাধারণ শিক্ষার্থীদের</text:p>
      <text:p text:style-name="P5">পক্ষ থেকে নাটুয়ারপাড়া-মেঘাই ঘাট</text:p>
      <text:p text:style-name="P5">সংস্কারের দাবিসমূহ।</text:p>
      <text:p text:style-name="P1"/>
      <text:p text:style-name="P2">(১) যাত্রীদের বসার সিট, ছই এবং ফিটনেস বিহীন কোনো নৌকা যাত্রী পারাপার করতে পারবে না। (একটা নির্দিষ্ট সময় বেঁধে দেওয়া হবে এর ভিতরে সমস্ত নৌকাকে এই সুবিধার আওতায় আনতে হবে।)</text:p>
      <text:p text:style-name="P2">(২) স্পিডবোটকে স্বতন্ত্র করে দিতে হবে। স্পিডবোটের যাত্রীদের কাছ থেকে নৌকাভাড়া বাবদ অতিরিক্ত ভাড়া আদায় করা যাবে না।</text:p>
      <text:p text:style-name="P2">(৩) জীবনরক্ষাকারী সরঞ্জাম টিউব অথবা লাইফ জ্যাকেট নিশ্চিত করতে হবে।</text:p>
      <text:p text:style-name="P3">(৪) ৩০ জন হলেই নৌকা ছেড়ে দিতে হবে এবং একটা নৌকা ছাড়ার ১ ঘণ্টার মধ্যে পরের নৌকা অবশ্যই ছাড়তে হবে। এক্ষেত্রে ১ ঘন্টার মধ্যে ৩০ জন না হলেও ছাড়তে হবে।</text:p>
      <text:p text:style-name="P3">(৫) লাস্ট ট্রিপের পর এশার আজানের সাথে সাথে একটি অতিরিক্ত ট্রিপ রাখতে হবে। ঐ ট্রিপে জনপ্রতি প্রচলিত ভাড়ার দ্বিগুণ ভাড়া আদায় করা যাবে।</text:p>
      <text:p text:style-name="P4">(৬) ৪০ কেজির কম মালামালের জন্য কোনো ভাড়া নেওয়া যাবে না।</text:p>
      <text:p text:style-name="P4">(৭) ১০ বছরের নিচের শিশু এবং দুঃস্থ-অসহায় ব্যতীত কেউ ফ্রি পারাপার হতে পারবে না।</text:p>
      <text:p text:style-name="P4">(৮) ফার্স্ট ট্রিপের ক্ষেত্রে ১ জন যাত্রী হলেও ফজরের আজানের ১৫ মিনিট পর অবশ্যই ছাড়তে হবে। </text:p>
      <text:p text:style-name="P4">(৯) উপজেলা অফিসের ওয়াটার এম্বুলেন্স সচল করে সেবা প্রদানের উপযোগী করতে হবে।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tra Mono" svg:font-family="'Mitra Mono'" style:font-pitch="fixed"/>
    <style:font-face style:name="Nikosh" svg:font-family="Nikosh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8:14:20.620080357</meta:creation-date>
    <dc:date>2024-08-14T18:39:28.481465664</dc:date>
    <meta:editing-duration>PT25M3S</meta:editing-duration>
    <meta:editing-cycles>11</meta:editing-cycles>
    <meta:generator>LibreOffice/7.3.7.2$Linux_X86_64 LibreOffice_project/30$Build-2</meta:generator>
    <meta:print-date>2024-08-14T18:35:25.547680652</meta:print-date>
    <meta:document-statistic meta:table-count="0" meta:image-count="0" meta:object-count="0" meta:page-count="1" meta:paragraph-count="12" meta:word-count="173" meta:character-count="665" meta:non-whitespace-character-count="503"/>
  </office:meta>
</office:document-meta>
</file>